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Preço em $</text:p>
          </table:table-cell>
          <table:table-cell office:value-type="string" calcext:value-type="string">
            <text:p>Preço em R$</text:p>
          </table:table-cell>
          <table:table-cell office:value-type="string" calcext:value-type="string">
            <text:p>Preço com impostos</text:p>
          </table:table-cell>
        </table:table-row>
        <table:table-row table:style-name="ro1">
          <table:table-cell table:style-name="ce2"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float" office:value="132.1775" calcext:value-type="float">
            <text:p>132,1775</text:p>
          </table:table-cell>
          <table:table-cell table:formula="of:=[.C3]+([.C3]*[.$B$10])" office:value-type="float" office:value="199.588025" calcext:value-type="float">
            <text:p>199,588025</text:p>
          </table:table-cell>
        </table:table-row>
        <table:table-row table:style-name="ro1">
          <table:table-cell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float" office:value="408.2" calcext:value-type="float">
            <text:p>408,2</text:p>
          </table:table-cell>
          <table:table-cell table:formula="of:=[.C4]+([.C4]*[.$B$10])" office:value-type="float" office:value="616.382" calcext:value-type="float">
            <text:p>616,382</text:p>
          </table:table-cell>
        </table:table-row>
        <table:table-row table:style-name="ro1">
          <table:table-cell table:style-name="ce2"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float" office:value="98.15" calcext:value-type="float">
            <text:p>98,15</text:p>
          </table:table-cell>
          <table:table-cell table:formula="of:=[.C5]+([.C5]*[.$B$10])" office:value-type="float" office:value="148.2065" calcext:value-type="float">
            <text:p>148,2065</text:p>
          </table:table-cell>
        </table:table-row>
        <table:table-row table:style-name="ro1">
          <table:table-cell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float" office:value="254.2475" calcext:value-type="float">
            <text:p>254,2475</text:p>
          </table:table-cell>
          <table:table-cell table:formula="of:=[.C6]+([.C6]*[.$B$10])" office:value-type="float" office:value="383.913725" calcext:value-type="float">
            <text:p>383,91372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float" office:value="40.4625" calcext:value-type="float">
            <text:p>40,4625</text:p>
          </table:table-cell>
          <table:table-cell table:formula="of:=[.C7]+([.C7]*[.$B$10])" office:value-type="float" office:value="61.098375" calcext:value-type="float">
            <text:p>61,0983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tação do dólar: </text:p>
          </table:table-cell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ço com impostos</text:p>
          </table:table-cell>
          <table:table-cell table:style-name="ce3" office:value-type="percentage" office:value="0.51" calcext:value-type="percentage">
            <text:p>51,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6:56:14.648000000</meta:creation-date>
    <dc:date>2018-02-20T17:19:51.064000000</dc:date>
    <meta:editing-duration>PT13M25S</meta:editing-duration>
    <meta:editing-cycles>1</meta:editing-cycles>
    <meta:document-statistic meta:table-count="1" meta:cell-count="29" meta:object-count="0"/>
    <meta:generator>LibreOffice/5.1.5.2$Windows_x86 LibreOffice_project/7a864d8825610a8c07cfc3bc01dd4fce6a9447e5</meta:generator>
  </office:meta>
</office:document-meta>
</file>